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Normal" style:family="paragraph">
      <style:text-properties fo:font-weight="bold" style:font-weight-asian="bold" style:font-weight-complex="bold" fo:language="nl" fo:country="NL"/>
    </style:style>
    <style:style style:name="T11" style:parent-style-name="Hyperlink" style:family="text">
      <style:text-properties fo:language="nl" fo:country="NL"/>
    </style:style>
    <style:style style:name="T12" style:parent-style-name="Hyperlink" style:family="text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Paragraph" style:list-style-name="LFO1" style:family="paragraph">
      <style:text-properties fo:font-weight="bold" style:font-weight-asian="bold" style:font-weight-complex="bold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 style:font-weight-complex="bold" fo:language="es" fo:country="ES"/>
    </style:style>
    <style:style style:name="P18" style:parent-style-name="ListParagraph" style:family="paragraph">
      <style:text-properties fo:font-weight="bold" style:font-weight-asian="bold" style:font-weight-complex="bold"/>
    </style:style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Normal" style:family="paragraph">
      <style:paragraph-properties fo:margin-left="0.5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margin-left="1in">
        <style:tab-stops/>
      </style:paragraph-properties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Relex</text:span><text:span text:style-name="T3"><text:s/></text:span></text:p>
      <text:p text:style-name="P4">Last Mile Delivery System Requirement</text:p>
      <text:p text:style-name="P5">For Store Admin</text:p>
      <text:p text:style-name="P6">v0.1</text:p>
      <text:p text:style-name="P7">Brief<text:s/></text:p>
      <text:p text:style-name="Normal"><text:span text:style-name="T8">Relex</text:span><text:s/><text:span text:style-name="T9">Store Admin</text:span><text:s/>mobile app is a system combined with a mobile app, middle layer APIs and DB. This system can assist store admin in part of parcel<text:s/>management workflow. <text:s text:c="2"/></text:p>
      <text:p text:style-name="Normal">The mobile app does not talk to DB and this should be done by APIs</text:p>
      <text:p text:style-name="Normal"/>
      <text:p text:style-name="P10">UI Design</text:p>
      <text:p text:style-name="Normal"><text:a xlink:href="https://mockittapp.wondershare.com/app/ab0913836c6bbcceb916119a1c46a785ca5852c8?simulator_type=device&amp;sticky" office:target-frame-name="_top" xlink:show="replace"><text:span text:style-name="T11">https://mockittapp.wondersha</text:span><text:span text:style-name="T12">re.com/app/ab0913836c6bbcceb916119a1c46a785ca5852c8?simulator_type=device&amp;sticky</text:span></text:a></text:p>
      <text:p text:style-name="P13"/>
      <text:p text:style-name="P14">Workflow</text:p>
      <text:list text:style-name="LFO1" text:continue-numbering="true">
        <text:list-item>
          <text:p text:style-name="P15">Login Mobile app</text:p>
        </text:list-item>
      </text:list>
      <text:p text:style-name="ListParagraph">A user is able to login the mobile app by enter username and password. <text:s/>Once login the user table lastLoginAt field will be updated with the login timestamp</text:p>
      <text:list text:style-name="LFO1" text:continue-numbering="true">
        <text:list-item>
          <text:p text:style-name="P16"><text:span text:style-name="T17">Scan A Parcel</text:span></text:p>
        </text:list-item>
      </text:list>
      <text:p text:style-name="ListParagraph">Store admin uses this app to scan parcel to achieve the following purpose. <text:s/>Scan the parcel to read the barcode. If reading is fine AND<text:s/></text:p>
      <text:p text:style-name="P18">If this is a new parcel which never exists in Relex system before</text:p>
      <text:list text:style-name="LFO1" text:continue-numbering="true">
        <text:list-item>
          <text:list>
            <text:list-item>
              <text:list>
                <text:list-item>
                  <text:p text:style-name="P19">Call the API to<text:s/>validate if Relex accepts it</text:p>
                  <text:list text:continue-numbering="true">
                    <text:list-item>
                      <text:list>
                        <text:list-item>
                          <text:p text:style-name="P20">The API use the barcode string as ID talks to Yun express API to get all parcel details, then</text:p>
                        </text:list-item>
                        <text:list-item>
                          <text:p text:style-name="P21">Exam the Eircode decide if this parcel is in the agreed areas</text:p>
                        </text:list-item>
                        <text:list-item>
                          <text:p text:style-name="P22">If not the user may reject the parcel</text:p>
                        </text:list-item>
                      </text:list>
                    </text:list-item>
                  </text:list>
                </text:list-item>
                <text:list-item>
                  <text:p text:style-name="P23">If the parcel has been accepted,<text:s/>an entry will be added into Parcel table<text:s/></text:p>
                </text:list-item>
                <text:list-item>
                  <text:p text:style-name="P24">An entry will be added in parcel status table with ‘DELIVERING’</text:p>
                </text:list-item>
              </text:list>
            </text:list-item>
            <text:list-item>
              <text:p text:style-name="P25">Pop up the scanned parcel ID and details indicating the parcel accepted</text:p>
            </text:list-item>
            <text:list-item>
              <text:p text:style-name="P26">Pop up the scanned parcel ID and WARNING message if any issue</text:p>
              <text:list text:continue-numbering="true">
                <text:list-item>
                  <text:p text:style-name="P27">Click<text:s/>‘Accept and continue’ so Relex system accept this parcel, and return to Scan screen to scan another parcel</text:p>
                  <text:list text:continue-numbering="true">
                    <text:list-item>
                      <text:p text:style-name="P28">An entry will be added into Parcel table<text:s/></text:p>
                    </text:list-item>
                    <text:list-item>
                      <text:p text:style-name="P29">An entry will be added in parcel status table with ‘DELIVERING’</text:p>
                    </text:list-item>
                  </text:list>
                </text:list-item>
                <text:list-item>
                  <text:p text:style-name="P30">Click ‘Reject and continue’ so Relex system<text:s/>does not accept this parcel, and return to Scan screen to scan another parcel. Nothing should be added to DB</text:p>
                </text:list-item>
              </text:list>
            </text:list-item>
          </text:list>
        </text:list-item>
      </text:list>
      <text:p text:style-name="P31"><text:s text:c="3"/><text:span text:style-name="T32">If the parcel is in the system already</text:span></text:p>
      <text:p text:style-name="P33"><text:span text:style-name="T34">Do not call Yun API again<text:s/></text:span>Pop up the scanned parcel ID and details to indicate the parcel has already been accepted</text:p>
      <text:p text:style-name="P35"><text:tab/><text:s text:c="2"/>If<text:s/>scan the parcel for returning back to Yun Express</text:p>
      <text:p text:style-name="Normal"><text:span text:style-name="T36"><text:tab/></text:span><text:tab/>Use API<text:s/>call update DB, add an entry to parcel status with ‘Return’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Calibri" style:font-name-asian="DengXian" style:font-name-complex="Arial"/>
    </style:style>
    <style:style style:name="WW_CharLFO1LVL5" style:family="text">
      <style:text-properties style:font-name="Calibri" style:font-name-asian="DengXian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nshan Xu</meta:initial-creator>
    <dc:creator>Tianshan Xu</dc:creator>
    <meta:creation-date>2021-03-10T20:40:00Z</meta:creation-date>
    <dc:date>2021-03-15T22:44:00Z</dc:date>
    <meta:template xlink:href="Normal.dotm" xlink:type="simple"/>
    <meta:editing-cycles>16</meta:editing-cycles>
    <meta:editing-duration>PT0S</meta:editing-duration>
    <meta:document-statistic meta:page-count="2" meta:paragraph-count="4" meta:word-count="317" meta:character-count="2125" meta:row-count="15" meta:non-whitespace-character-count="1812"/>
  </office:meta>
</office:document-meta>
</file>